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318" officeooo:paragraph-rsid="00058318" fo:background-color="#000000"/>
    </style:style>
    <style:style style:name="P2" style:family="paragraph" style:parent-style-name="Standard">
      <style:text-properties officeooo:rsid="00068fa0" officeooo:paragraph-rsid="00068fa0" fo:background-color="#000000"/>
    </style:style>
    <style:style style:name="P3" style:family="paragraph" style:parent-style-name="Standard">
      <style:text-properties officeooo:rsid="000a069e" officeooo:paragraph-rsid="000a069e" fo:background-color="#000000"/>
    </style:style>
    <style:style style:name="P4" style:family="paragraph" style:parent-style-name="Standard">
      <style:text-properties fo:font-weight="bold" officeooo:rsid="000a069e" officeooo:paragraph-rsid="000a069e" fo:background-color="transparent" style:font-weight-asian="bold" style:font-weight-complex="bold"/>
    </style:style>
    <style:style style:name="P5" style:family="paragraph" style:parent-style-name="Standard">
      <style:paragraph-properties fo:margin-top="0cm" fo:margin-bottom="0.499cm" loext:contextual-spacing="false"/>
      <style:text-properties fo:font-weight="bold" style:font-weight-asian="bold" style:font-weight-complex="bold"/>
    </style:style>
    <style:style style:name="P6" style:family="paragraph" style:parent-style-name="Standard">
      <style:paragraph-properties fo:margin-top="0cm" fo:margin-bottom="0.499cm" loext:contextual-spacing="false"/>
      <style:text-properties fo:font-weight="bold" fo:background-color="transparent" style:font-weight-asian="bold" style:font-weight-complex="bold"/>
    </style:style>
    <style:style style:name="P7" style:family="paragraph" style:parent-style-name="Standard">
      <style:paragraph-properties fo:margin-top="0cm" fo:margin-bottom="0.499cm" loext:contextual-spacing="false"/>
      <style:text-properties fo:font-weight="normal" style:font-weight-asian="normal" style:font-weight-complex="normal"/>
    </style:style>
    <style:style style:name="P8" style:family="paragraph" style:parent-style-name="Standard">
      <style:paragraph-properties fo:margin-top="0cm" fo:margin-bottom="0.499cm" loext:contextual-spacing="false"/>
      <style:text-properties fo:font-weight="normal" officeooo:rsid="001015a3" officeooo:paragraph-rsid="001015a3" fo:background-color="#000000" style:font-weight-asian="normal" style:font-weight-complex="normal"/>
    </style:style>
    <style:style style:name="P9" style:family="paragraph" style:parent-style-name="Standard">
      <style:paragraph-properties fo:margin-top="0cm" fo:margin-bottom="0.499cm" loext:contextual-spacing="false"/>
      <style:text-properties fo:font-weight="normal" officeooo:rsid="0011b0cf" officeooo:paragraph-rsid="0011b0cf" fo:background-color="#000000" style:font-weight-asian="normal" style:font-weight-complex="normal"/>
    </style:style>
    <style:style style:name="P10" style:family="paragraph" style:parent-style-name="Preformatted_20_Text">
      <style:paragraph-properties fo:margin-top="0cm" fo:margin-bottom="0.499cm" loext:contextual-spacing="false"/>
    </style:style>
    <style:style style:name="P11" style:family="paragraph" style:parent-style-name="Standard">
      <style:paragraph-properties fo:margin-top="0cm" fo:margin-bottom="0cm" loext:contextual-spacing="false"/>
      <style:text-properties fo:font-weight="normal" officeooo:rsid="000f23de" officeooo:paragraph-rsid="000f23de" fo:background-color="#000000" style:font-weight-asian="normal" style:font-weight-complex="normal"/>
    </style:style>
    <style:style style:name="P12" style:family="paragraph" style:parent-style-name="Standard">
      <style:paragraph-properties fo:margin-top="0cm" fo:margin-bottom="0cm" loext:contextual-spacing="false"/>
      <style:text-properties fo:font-weight="normal" officeooo:rsid="000d6f6b" officeooo:paragraph-rsid="000d6f6b" fo:background-color="#000000" style:font-weight-asian="normal" style:font-weight-complex="normal"/>
    </style:style>
    <style:style style:name="P13" style:family="paragraph" style:parent-style-name="Standard">
      <style:paragraph-properties fo:margin-top="0cm" fo:margin-bottom="0cm" loext:contextual-spacing="false"/>
      <style:text-properties fo:font-weight="normal" officeooo:rsid="001015a3" officeooo:paragraph-rsid="001015a3" fo:background-color="#000000" style:font-weight-asian="normal" style:font-weight-complex="normal"/>
    </style:style>
    <style:style style:name="P14" style:family="paragraph" style:parent-style-name="Standard">
      <style:paragraph-properties fo:margin-top="0cm" fo:margin-bottom="0cm" loext:contextual-spacing="false"/>
      <style:text-properties officeooo:rsid="000d6f6b" officeooo:paragraph-rsid="000d6f6b" fo:background-color="#000000"/>
    </style:style>
    <style:style style:name="P15" style:family="paragraph" style:parent-style-name="Text_20_body">
      <style:paragraph-properties fo:margin-top="0cm" fo:margin-bottom="0cm" loext:contextual-spacing="false" fo:line-height="100%"/>
      <style:text-properties officeooo:rsid="000c0022" officeooo:paragraph-rsid="000c0022"/>
    </style:style>
    <style:style style:name="P16" style:family="paragraph" style:parent-style-name="Text_20_body">
      <style:paragraph-properties fo:margin-top="0cm" fo:margin-bottom="0cm" loext:contextual-spacing="false" fo:line-height="100%"/>
      <style:text-properties officeooo:rsid="000c0022" officeooo:paragraph-rsid="000c0022" fo:background-color="#000000"/>
    </style:style>
    <style:style style:name="P17" style:family="paragraph" style:parent-style-name="Text_20_body">
      <style:text-properties fo:background-color="#000000"/>
    </style:style>
    <style:style style:name="P18" style:family="paragraph" style:parent-style-name="Text_20_body">
      <style:text-properties officeooo:rsid="000a1374" officeooo:paragraph-rsid="000a1374" fo:background-color="#000000"/>
    </style:style>
    <style:style style:name="P19" style:family="paragraph" style:parent-style-name="Text_20_body">
      <style:text-properties officeooo:rsid="000c0022" officeooo:paragraph-rsid="000c0022" fo:background-color="#000000"/>
    </style:style>
    <style:style style:name="P20" style:family="paragraph" style:parent-style-name="Preformatted_20_Text">
      <style:text-properties fo:background-color="#000000"/>
    </style:style>
    <style:style style:name="P21" style:family="paragraph" style:parent-style-name="Standard">
      <style:text-properties officeooo:rsid="00185a8f" officeooo:paragraph-rsid="00185a8f" fo:background-color="#000000"/>
    </style:style>
    <style:style style:name="P22" style:family="paragraph" style:parent-style-name="Standard">
      <style:text-properties fo:background-color="#000000"/>
    </style:style>
    <style:style style:name="P23" style:family="paragraph" style:parent-style-name="Standard">
      <style:paragraph-properties fo:margin-top="0cm" fo:margin-bottom="0.499cm" loext:contextual-spacing="false"/>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list-style-name="L1">
      <style:paragraph-properties fo:margin-top="0cm" fo:margin-bottom="0cm" loext:contextual-spacing="false"/>
    </style:style>
    <style:style style:name="T1" style:family="text">
      <style:text-properties fo:background-color="#000000"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La boucle 'while'</text:p>
      <text:p text:style-name="Text_20_body">Parfois, vous voudrez répéter une action en Ruby tant qu'une certaine condition sera vraie, mais sans savoir combien de fois cette action devra être répétée. Un bon exemple serait de demander à l'utilisateur de vous donner une entrée d'un certain type, et de lui redemander de le faire tant qu'il s'évertuera à envoyer une entrée d'un autre type que celui qui est attendu.</text:p>
      <text:p text:style-name="Text_20_body">Pour accomplir ceci, nous allons utiliser quelque chose appelé une boucle <text:span text:style-name="Source_20_Text">while</text:span>. Elle fait un contrôle pour vérifier qu'une certaine condition est vraie, et tant (while signifie 'tant que' en anglais) que c'est le cas, on reste dans la boucle. Dès que la condition s'arrête d'être vraie, la boucle s'arrête !</text:p>
      <text:p text:style-name="P14">compteur = 1</text:p>
      <text:p text:style-name="P14">while compteur &lt; 11</text:p>
      <text:p text:style-name="P14"><text:s text:c="2"/>puts compteur</text:p>
      <text:p text:style-name="P14"><text:s text:c="2"/>compteur = compteur + 1</text:p>
      <text:p text:style-name="P14">end</text:p>
      <text:p text:style-name="P5"/>
      <text:p text:style-name="P5">Danger : les boucles infinies !</text:p>
      <text:p text:style-name="Text_20_body">Vous avez vu ça ? La boucle a affiché les nombres de 1 à 10, et s'est arrêtée. Elle l'a fait parce que la condition imposait de rester dans la boucle tant que la variable <text:span text:style-name="Source_20_Text">compteur</text:span> était plus petite que 11. Puisque <text:span text:style-name="Source_20_Text">compteur</text:span> était incrémenté de 1 à chaque fois que nous traversions la boucle, la boucle s'est arrêtée quand <text:span text:style-name="Source_20_Text">compteur</text:span> a atteint 11.</text:p>
      <text:p text:style-name="Text_20_body">Que serait-il arrivé si nous avions oublié d'incrémenter <text:span text:style-name="Source_20_Text">compteur</text:span> ? Il serait resté à 1, la boucle aurait continué à vérifier qu'il restait inférieur à 11 (et 1 est toujours inférieur à 11), et la boucle ne se serait jamais finie. On appelle ceci une <text:span text:style-name="Strong_20_Emphasis">boucle infinie</text:span> et elles entraînent le crash de vos programmes. Évitez-les à tout prix !</text:p>
      <text:p text:style-name="P12">i = i + 1</text:p>
      <text:p text:style-name="P12">while i &lt; 5</text:p>
      <text:p text:style-name="P12"><text:s text:c="2"/>puts i </text:p>
      <text:p text:style-name="P12">end</text:p>
      <text:p text:style-name="P5"/>
      <text:p text:style-name="P5">La boucle 'until'</text:p>
      <text:p text:style-name="Text_20_body">Le complémentaire de la boucle <text:span text:style-name="Source_20_Text">while</text:span> est la boucle <text:span text:style-name="Source_20_Text">until</text:span>. Until signifie 'jusqu'à ce que', en Anglais. Elle fonctionne en quelque sorte comme une boucle <text:span text:style-name="Source_20_Text">while</text:span> à l'envers : elle exécutera son code tant que la condition qu'elle contrôle est <text:span text:style-name="Source_20_Text">fausse</text:span>. Dès que la condition devient vraie, on sort de la boucle.</text:p>
      <text:p text:style-name="P11">compteur = 0</text:p>
      <text:p text:style-name="P11">until compteur &gt;10</text:p>
      <text:p text:style-name="P11"><text:s text:c="2"/>puts compteur = compteur+1</text:p>
      <text:p text:style-name="P11">end</text:p>
      <text:p text:style-name="P5"/>
      <text:p text:style-name="P5"><text:soft-page-break/>Plus d'opérateurs d'assignation</text:p>
      <text:p text:style-name="Text_20_body">On a utilisé une syntaxe équivalente à <text:span text:style-name="Source_20_Text">compteur = compteur + 1</text:span>, qui fonctionne, mais comme vous allez le comprendre, en Ruby, il y a toujours d'autres moyens.</text:p>
      <text:p text:style-name="Text_20_body">Un raccourci serait d'utiliser un <text:span text:style-name="Strong_20_Emphasis">opérateur d'assignation</text:span>. Vous connaissez déjà un opérateur d'assignation : <text:span text:style-name="Source_20_Text">=</text:span>, qui donne une valeur à une variable. Vous pouvez mettre à jour une variable avec d'autres opérateurs d'assignation, comme par exemple <text:span text:style-name="Source_20_Text">+=</text:span>, <text:span text:style-name="Source_20_Text">-=</text:span>, <text:span text:style-name="Source_20_Text">*=</text:span>, et <text:span text:style-name="Source_20_Text">/=</text:span>. Par exemple, quand vous écrivez :</text:p>
      <text:p text:style-name="Text_20_body">compteur += 1</text:p>
      <text:p text:style-name="Text_20_body">vous demandez à Ruby "Ajoute 1 à <text:span text:style-name="Source_20_Text">compteur</text:span>, puis donne cette valeur à <text:span text:style-name="Source_20_Text">compteur</text:span>." Cela fournit un moyen plus succinct pour mettre à jour les valeurs de vos variables dans vos programmes.</text:p>
      <text:p text:style-name="Text_20_body">Certains langages permettent d'utiliser les opérateurs d'assignation <text:span text:style-name="Source_20_Text">++</text:span> et <text:span text:style-name="Source_20_Text">--</text:span> (qui ajoutent ou suppriment également 1 à une valeur), mais Ruby l'interdit. Vous allez devoir vous contenter de <text:span text:style-name="Source_20_Text">+=</text:span> et <text:span text:style-name="Source_20_Text">-=</text:span> !</text:p>
      <text:p text:style-name="P11">compteur = 1</text:p>
      <text:p text:style-name="P11">while compteur &lt; 11</text:p>
      <text:p text:style-name="P11"><text:s text:c="2"/>puts compteur</text:p>
      <text:p text:style-name="P11"><text:s text:c="2"/>compteur += 1</text:p>
      <text:p text:style-name="P11">end</text:p>
      <text:p text:style-name="P7"/>
      <text:p text:style-name="P5">La boucle 'for'</text:p>
      <text:p text:style-name="Text_20_body">Parfois, vous saurez combien de fois vous voudrez entrer dans la boucle. Dans ces cas là, vous voudrez utiliser une boucle 'for'.</text:p>
      <text:p text:style-name="P13">for nombres in 1...10</text:p>
      <text:p text:style-name="P13"><text:s text:c="2"/>puts nombres </text:p>
      <text:p text:style-name="P13">end</text:p>
      <text:p text:style-name="P7"/>
      <text:p text:style-name="P5">Intervalles inclusifs et exclusifs</text:p>
      <text:p text:style-name="Text_20_body">Vous venez de découvrir une nouvelle syntaxe dans l'exercice précédent : <text:span text:style-name="Source_20_Text">for num 1 ... 10</text:span>. Ce code dit en Ruby : "Pour (for) toutes les valeurs de la variable <text:span text:style-name="Source_20_Text">num</text:span> sur l'intervalle de 0 à 10 (exclus), faire ce qui suit". Ce qui suivait était <text:span text:style-name="Source_20_Text">print "#{num]"</text:span>, donc <text:span text:style-name="Source_20_Text">num</text:span> prend toutes les valeurs de 1 à 9, une à la fois et à chaque fois la valeur est affichée sur la console.</text:p>
      <text:p text:style-name="Text_20_body">En utilisant cette syntaxe, avec 3 points, la borne haute de est <text:span text:style-name="Emphasis">exclue</text:span> de l’intervalle. Si vous voulez <text:span text:style-name="Emphasis">l'inclure</text:span>, utilisez la même syntaxe avec seulement deux points.</text:p>
      <text:p text:style-name="P8">for nombre in 1..15</text:p>
      <text:p text:style-name="P8"><text:s text:c="2"/>puts nombre </text:p>
      <text:p text:style-name="P8"><text:soft-page-break/>end</text:p>
      <text:p text:style-name="P7"/>
      <text:p text:style-name="P6">Créez votre boucle for</text:p>
      <text:p text:style-name="Text_20_body">Bon travail ! Vous êtes prêt à créer votre propre boucle 'for'.</text:p>
      <text:p text:style-name="P8">for nombre in 1 .. 20</text:p>
      <text:p text:style-name="P8"><text:s/>puts nombre</text:p>
      <text:p text:style-name="P8"><text:s/>end</text:p>
      <text:p text:style-name="P7"/>
      <text:p text:style-name="P5">La méthode loop</text:p>
      <text:p text:style-name="Text_20_body">Jusqu'ici nous avons appris une façon de répéter une action en Ruby en utilisant les boucles. Cependant, comme c'est souvent le cas en Ruby, il existe plusieurs manières d'effectuer une même tâche. Dans ce cas, il est aussi possible de répéter une action en utilisant un <text:span text:style-name="Strong_20_Emphasis">itérateur</text:span>.</text:p>
      <text:p text:style-name="Text_20_body">Un itérateur est une méthode Ruby qui exécute plusieurs fois un bloc de code. Le bloc de code peut contenir les instructions que vous voulez.</text:p>
      <text:p text:style-name="Text_20_body">L'itérateur le plus simple est la méthode <text:span text:style-name="Source_20_Text">loop</text:span>. Vous pouvez créer une boucle <text:span text:style-name="Source_20_Text">loop</text:span> simple (mais infinie !) en tapant simplement :</text:p>
      <text:p text:style-name="P10"><text:span text:style-name="Source_20_Text"><text:span text:style-name="T1">loop { print "Hello, world!" }</text:span></text:span></text:p>
      <text:p text:style-name="Text_20_body">En Ruby, en général, il est possible de remplacer les accolades <text:span text:style-name="Source_20_Text">{</text:span> et <text:span text:style-name="Source_20_Text">}</text:span> respectivement par <text:span text:style-name="Source_20_Text">do</text:span> et <text:span text:style-name="Source_20_Text">end</text:span>. Sachant cela, on peut écrire une boucle un peu plus intelligente que celle du dessus :</text:p>
      <text:p text:style-name="Preformatted_20_Text"><text:span text:style-name="Source_20_Text"><text:span text:style-name="T1">i = 0</text:span></text:span></text:p>
      <text:p text:style-name="Preformatted_20_Text"><text:span text:style-name="Source_20_Text"><text:span text:style-name="T1">loop do</text:span></text:span></text:p>
      <text:p text:style-name="Preformatted_20_Text"><text:span text:style-name="Source_20_Text"><text:span text:style-name="T1"><text:s text:c="2"/>i += 1</text:span></text:span></text:p>
      <text:p text:style-name="Preformatted_20_Text"><text:span text:style-name="Source_20_Text"><text:span text:style-name="T1"><text:s text:c="2"/>print "#{i}"</text:span></text:span></text:p>
      <text:p text:style-name="Preformatted_20_Text"><text:span text:style-name="Source_20_Text"><text:span text:style-name="T1"><text:s text:c="2"/>break if i &gt; 5</text:span></text:span></text:p>
      <text:p text:style-name="P10"><text:span text:style-name="Source_20_Text"><text:span text:style-name="T1">end</text:span></text:span></text:p>
      <text:p text:style-name="Text_20_body">L'instruction <text:span text:style-name="Source_20_Text">break</text:span> c'est notre carte "Sortie de prison" : elle arrête la boucle dès lors que la condition est remplie.</text:p>
      <text:p text:style-name="P8">i = 20</text:p>
      <text:p text:style-name="P8">loop do</text:p>
      <text:p text:style-name="P8"><text:s text:c="2"/>i -= 1</text:p>
      <text:p text:style-name="P8"><text:s text:c="2"/>print "#{i}"</text:p>
      <text:p text:style-name="P8"><text:s text:c="2"/>break if i &lt;= 0</text:p>
      <text:p text:style-name="P8"><text:soft-page-break/>end</text:p>
      <text:p text:style-name="P7"/>
      <text:p text:style-name="P5">Next !</text:p>
      <text:p text:style-name="Text_20_body">Le mot-clé <text:span text:style-name="Source_20_Text">next</text:span> (suivant en anglais) peut être utilisé pour sauter certaines étapes de la boucle. Par exemple, si on veut afficher les nombres pairs, on peut écrire :</text:p>
      <text:p text:style-name="P17">i = 20<text:line-break/>loop do<text:line-break/>i -= 1<text:line-break/>next if i % 2 == 0<text:line-break/>print "#{i}<text:line-break/>break if i &lt;= 0<text:line-break/>end</text:p>
      <text:p text:style-name="Text_20_body">Rappelez-vous que le modulo (<text:span text:style-name="Source_20_Text">%</text:span>) retourne le reste la division d'un nombre par un autre; si un nombre a 0 pour reste quand il est divisé par 2, il est pair.</text:p>
      <text:p text:style-name="P8">i = 20</text:p>
      <text:p text:style-name="P8">loop do</text:p>
      <text:p text:style-name="P8"><text:s text:c="2"/>i -= 1</text:p>
      <text:p text:style-name="P8"><text:s text:c="2"/>next if i % 2 == 1</text:p>
      <text:p text:style-name="P8"><text:s text:c="2"/>print "#{i}"</text:p>
      <text:p text:style-name="P8"><text:s text:c="2"/>break if i &lt;= 0</text:p>
      <text:p text:style-name="P8">end</text:p>
      <text:p text:style-name="P7"/>
      <text:p text:style-name="P5">Sauvegarder plusieurs valeurs</text:p>
      <text:p text:style-name="Text_20_body">Disons que nous voulons sauvegarder un intervalle de valeurs dans une variable. Comment faire ? Une variable ne peut contenir qu'une seule valeur, pas vrai ?</text:p>
      <text:p text:style-name="Text_20_body">En Ruby, il est possible de rassembler plusieurs valeurs dans une variable en utilisant un <text:span text:style-name="Strong_20_Emphasis">tableau</text:span>. Un tableau est une liste d'éléments entre crochets, comme ça : <text:span text:style-name="Source_20_Text">[1, 2 ,3 ,4]</text:span>. Les éléments n'ont pas besoin d'être ordonnés, vous pouvez très bien avoir : <text:span text:style-name="Source_20_Text">[10, 31, 19, 400]</text:span>.</text:p>
      <text:p text:style-name="P9"><text:s/>mon_tableau = [1, 2, 3, 4, 5]</text:p>
      <text:p text:style-name="P7"/>
      <text:p text:style-name="P5">Essayez !</text:p>
      <text:p text:style-name="Text_20_body"><text:soft-page-break/>Cool, hein ? Maintenant, c'est à votre tour de tester la méthode <text:span text:style-name="Source_20_Text">.each</text:span>.</text:p>
      <text:p text:style-name="P9">impairs = [1,3,5,7,9]</text:p>
      <text:p text:style-name="P9">impairs.each do |x|</text:p>
      <text:p text:style-name="P9"><text:s text:c="4"/>x = x*2</text:p>
      <text:p text:style-name="P9"><text:s text:c="4"/>print "#{x}"</text:p>
      <text:p text:style-name="P9">end</text:p>
      <text:p text:style-name="P7"/>
      <text:p text:style-name="P5">L'itérator .times</text:p>
      <text:p text:style-name="Text_20_body">La méthode <text:span text:style-name="Source_20_Text">.times</text:span> est équivalente à une boucle <text:span text:style-name="Source_20_Text">for</text:span> très compacte. Elle peut effectuer une tâche sur chaque élément d'un objet, un nombre spécifié de fois.</text:p>
      <text:p text:style-name="Text_20_body">Par exemple, si nous voulions afficher `"Comment est votre blanquette ?" dix fois, nous pourrions écrire :</text:p>
      <text:p text:style-name="Text_20_body">10.times { print "Comment est votre blanquette ?" }</text:p>
      <text:p text:style-name="Text_20_body">On ne sait pas <text:span text:style-name="Emphasis">pourquoi</text:span> on voudrait écrire ça, mais on <text:span text:style-name="Emphasis">pourrait</text:span>.</text:p>
      <text:p text:style-name="P9">10.times {print "Comment allez-vous?" }</text:p>
      <text:p text:style-name="P7"/>
      <text:p text:style-name="P7"/>
      <text:p text:style-name="P5">Créer des tableaux</text:p>
      <text:p text:style-name="Text_20_body">Nous avons vu précédemment que les tableaux peuvent être utilisés pour ranger une liste de valeurs dans une seule variable. Vous pouvez y mettre autant de nombres que vous voulez, vous pouvez répéter des nombres et il ne doivent pas forcement être dans l'ordre.</text:p>
      <text:p text:style-name="P1">mon_tableau <text:s/>= [1, 2, 3]</text:p>
      <text:p text:style-name="Standard"/>
      <text:p text:style-name="P5">L'accès par index</text:p>
      <text:p text:style-name="Text_20_body">Voici une propriété intéressante des tableaux : chaque élément dans un tableau est identifié par ce que l'on appelle un <text:span text:style-name="Strong_20_Emphasis">index</text:span>. Le premier élément est à l'index 0, le suivant est à l'index 1, puis 2, puis 3 etc. On peut accéder à l'élément d'un tableau par son index, comme ça :</text:p>
      <text:p text:style-name="Preformatted_20_Text"><text:span text:style-name="Source_20_Text"><text:span text:style-name="T1">tableau = [5, 7, 9, 2, 0]</text:span></text:span></text:p>
      <text:p text:style-name="Preformatted_20_Text"><text:span text:style-name="Source_20_Text"><text:span text:style-name="T1">tableau[2]</text:span></text:span></text:p>
      <text:p text:style-name="Preformatted_20_Text"><text:span text:style-name="Source_20_Text"><text:span text:style-name="T1"># retourne "9", car "9"</text:span></text:span></text:p>
      <text:p text:style-name="P10"><text:span text:style-name="Source_20_Text"><text:span text:style-name="T1"># est à l'index 2</text:span></text:span></text:p>
      <text:p text:style-name="Text_20_body">Le diagramme ci-dessous montre comment fonctionnent ces indices pour notre tableau simple <text:span text:style-name="Source_20_Text">[5, 7, 9, 2, 0]</text:span>.</text:p>
      <text:p text:style-name="Preformatted_20_Text"><text:soft-page-break/><text:span text:style-name="Source_20_Text"><text:span text:style-name="T1"><text:s text:c="13"/>+---+---+---+---+---+</text:span></text:span></text:p>
      <text:p text:style-name="Preformatted_20_Text"><text:span text:style-name="Source_20_Text"><text:span text:style-name="T1">tableau <text:s text:c="2"/>| 5 | 7 | 9 | 2 | 0 |</text:span></text:span></text:p>
      <text:p text:style-name="Preformatted_20_Text"><text:span text:style-name="Source_20_Text"><text:span text:style-name="T1"><text:s text:c="13"/>+---+---+---+---+---+</text:span></text:span></text:p>
      <text:p text:style-name="P10"><text:span text:style-name="Source_20_Text"><text:span text:style-name="T1"><text:s text:c="3"/>index <text:s text:c="4"/>0 <text:s text:c="2"/>1 <text:s text:c="2"/>2 <text:s text:c="2"/>3 <text:s text:c="2"/>4</text:span></text:span></text:p>
      <text:p text:style-name="Text_20_body">On accède au <text:span text:style-name="Source_20_Text">n</text:span>ième élément d'un tableau avec des crochets, comme ça : <text:span text:style-name="Source_20_Text">tableau[n]</text:span>. <text:span text:style-name="Source_20_Text">tableau[0]</text:span> retourne le premier élément, <text:span text:style-name="Source_20_Text">tableau[1]</text:span> retourne le deuxième élément et ainsi de suite. On appelle cela l'<text:span text:style-name="Strong_20_Emphasis">accès par index</text:span>.</text:p>
      <text:p text:style-name="P2">tableau_demo = [100, 200, 300, 400, 500]</text:p>
      <text:p text:style-name="P2">print <text:s/>tableau_demo[2]</text:p>
      <text:p text:style-name="Standard"/>
      <text:p text:style-name="P5">Les tableaux sans nombres</text:p>
      <text:p text:style-name="Text_20_body">Vous ne le savez peut-être pas mais vous pouvez mettre une série de <text:span text:style-name="Emphasis">n'importe quels</text:span> objets Ruby dans un tableau. Vous pouvez créer un tableau de booléens, de strings, de ce que vous voulez !</text:p>
      <text:p text:style-name="P3">tableau_string =["bonjour", "salut", "hola"]</text:p>
      <text:p text:style-name="Standard"/>
      <text:p text:style-name="P5">Les tableaux de tableaux</text:p>
      <text:p text:style-name="Text_20_body">Vous devez être en train de vous dire : "Si je peux mettre ce que je veux dans un tableau, je dois pouvoir faire un tableau de tableaux ?". La réponse est : oui !</text:p>
      <text:p text:style-name="Text_20_body">Observez le tableau de tableaux dans l'éditeur. Les tableaux de tableaux sont appelés tableaux <text:span text:style-name="Strong_20_Emphasis">à plusieurs dimensions</text:span>. Pour le moment, le tableau de l'éditeur est un tableau à deux dimensions.</text:p>
      <text:p text:style-name="P3">tableau_2d = [[0,0,0,0],[0,0,0,0],[0,0,0,0],[0,0,0,0]]</text:p>
      <text:p text:style-name="P3">tableau_2d.each { |x| puts "#{x}\n" }</text:p>
      <text:p text:style-name="P5">A vous de jouer</text:p>
      <text:p text:style-name="Text_20_body">Un tableau (comme une ligne) a une dimension, et un tableau de tableau (comme un carré) a deux dimensions.</text:p>
      <text:p text:style-name="P3">mon_tableau_2d = [["salut", 1], ["bye", "bye"]]</text:p>
      <text:p text:style-name="Standard"/>
      <text:p text:style-name="P5">La méthode .split</text:p>
      <text:p text:style-name="Text_20_body">Ensuite, nous allons devoir diviser le texte entré par l'utilisateur en mots séparés.</text:p>
      <text:p text:style-name="Text_20_body">Ruby a une méthode intégrée pour le faire, appelée <text:span text:style-name="Source_20_Text">.split</text:span>. Elle prend une string et renvoie un tableau. Si on lui donne un bout de texte entre parenthèses, <text:span text:style-name="Source_20_Text">.split</text:span> va diviser la string à chaque fois qu'elle lira ce bout de texte, appelé un <text:span text:style-name="Strong_20_Emphasis">délimiteur</text:span>. Par exemple, </text:p>
      <text:p text:style-name="Text_20_body">texte.split(",")</text:p>
      <text:p text:style-name="Text_20_body">commande à Ruby de séparer la string <text:span text:style-name="Source_20_Text">texte</text:span> à chaque fois qu'il croisera une virgule.</text:p>
      <text:p text:style-name="P21">puts "texte"</text:p>
      <text:p text:style-name="P21">texte =gets.chomp</text:p>
      <text:p text:style-name="P21">mots= texte.split (" ")</text:p>
      <text:p text:style-name="P21">puts "cacher"</text:p>
      <text:p text:style-name="P21">cacher =gets.chomp</text:p>
      <text:p text:style-name="P22"/>
      <text:p text:style-name="Standard"><text:soft-page-break/></text:p>
      <text:p text:style-name="Standard"/>
      <text:p text:style-name="P5">Introductions aux hashes</text:p>
      <text:p text:style-name="Text_20_body">Nous avons vu que les tableaux ont pour indices des nombres de 0 à la taille du tableau moins 1. (Les éléments d'un tableau de quatre éléments auront pour indices 0,1,2,3.)</text:p>
      <text:p text:style-name="Text_20_body">Mais si nous voulons avoir des indices dans un ordre différent ? Et si nous ne voulons pas des nombres comme indices ? Il nous faut une structure de données différente : les <text:span text:style-name="Strong_20_Emphasis">hashes</text:span>.</text:p>
      <text:p text:style-name="Text_20_body">Les hashes sont un peu comme les objets JavaScript ou les dictionnaires Python. Si vous ne connaissez pas ces langages vous devez simplement savoir que les hashes sont des collections de <text:span text:style-name="Strong_20_Emphasis">paires de clé/valeurs</text:span>. La syntaxe des hashes ressemble à ça :</text:p>
      <text:p text:style-name="Preformatted_20_Text"><text:span text:style-name="Source_20_Text"><text:span text:style-name="T1">hash = {</text:span></text:span></text:p>
      <text:p text:style-name="Preformatted_20_Text"><text:span text:style-name="Source_20_Text"><text:span text:style-name="T1"><text:s text:c="2"/>cle1 =&gt; valeur1,</text:span></text:span></text:p>
      <text:p text:style-name="Preformatted_20_Text"><text:span text:style-name="Source_20_Text"><text:span text:style-name="T1"><text:s text:c="2"/>cle2 =&gt; valeur2,</text:span></text:span></text:p>
      <text:p text:style-name="Preformatted_20_Text"><text:span text:style-name="Source_20_Text"><text:span text:style-name="T1"><text:s text:c="2"/>cle3 =&gt; valeur3</text:span></text:span></text:p>
      <text:p text:style-name="P10"><text:span text:style-name="Source_20_Text">}</text:span></text:p>
      <text:p text:style-name="Text_20_body">Les valeurs sont afféctées aux clés avec <text:span text:style-name="Source_20_Text">=&gt;</text:span>. Vous pouvez utiliser n'importe quel objet Ruby comme clé ou valeur.</text:p>
      <text:p text:style-name="P3">mon_hash = { "nom" =&gt; "Eric",</text:p>
      <text:p text:style-name="P3"><text:s text:c="2"/>"age" =&gt; 26,</text:p>
      <text:p text:style-name="P3"><text:s text:c="2"/>"faim?" =&gt; true</text:p>
      <text:p text:style-name="P3">}</text:p>
      <text:p text:style-name="P3"/>
      <text:p text:style-name="P3">puts mon_hash["nom"]</text:p>
      <text:p text:style-name="P3">puts mon_hash["age"]</text:p>
      <text:p text:style-name="P3">puts mon_hash["faim?"]</text:p>
      <text:p text:style-name="P3"/>
      <text:p text:style-name="P4">Utiliser Hash.new</text:p>
      <text:p text:style-name="Text_20_body">Nous venons de voir la <text:span text:style-name="Strong_20_Emphasis">notation littérale</text:span> d'un hash. On dit que cette syntaxe est littérale car vous écrivez <text:span text:style-name="Emphasis">littéralement</text:span> le contenu du hash : vous lui donnez un nom puis vous créez des paires de clé/valeur dans les accolades.</text:p>
      <text:p text:style-name="Text_20_body">Vous pouvez aussi créer un hash en utilisant 'Hash.new', comme ça :</text:p>
      <text:p text:style-name="P10"><text:span text:style-name="Source_20_Text"><text:span text:style-name="T1">mon_hash = Hash.new</text:span></text:span></text:p>
      <text:p text:style-name="Text_20_body">Affecter <text:span text:style-name="Source_20_Text">Hash.new</text:span> à une variable crée un nouveau hash vide : cela revient à affecter des accolades vides <text:span text:style-name="Source_20_Text">{}</text:span> à la variable.</text:p>
      <text:p text:style-name="Text_20_body"/>
      <text:p text:style-name="P5">Ajouter à un hash</text:p>
      <text:p text:style-name="Text_20_body">Nous pouvons ajouter une paire de clé/valeur à un hash de deux manières : en utilisant la notation littérale, vue précédemment ou en utilisant la notation avec les crochets si nous avons créé le hash avec <text:span text:style-name="Source_20_Text">Hash.new</text:span> :</text:p>
      <text:p text:style-name="Preformatted_20_Text"><text:span text:style-name="Source_20_Text"><text:span text:style-name="T1">animaux = Hash.new</text:span></text:span></text:p>
      <text:p text:style-name="Preformatted_20_Text"><text:span text:style-name="Source_20_Text"><text:span text:style-name="T1">animaux["Felix"] = "chat"</text:span></text:span></text:p>
      <text:p text:style-name="Preformatted_20_Text"><text:soft-page-break/><text:span text:style-name="Source_20_Text"><text:span text:style-name="T1"># Cette ligne ajoute la clé "Felix"</text:span></text:span></text:p>
      <text:p text:style-name="P10"><text:span text:style-name="Source_20_Text"><text:span text:style-name="T1"># qui correspond à la valeur "chat"</text:span></text:span></text:p>
      <text:p text:style-name="P18">animaux = Hash.new</text:p>
      <text:p text:style-name="P18">animaux ["Bobine"]= "chat"</text:p>
      <text:p text:style-name="Text_20_body"/>
      <text:p text:style-name="P5">Accédez aux valeurs d'un hash</text:p>
      <text:p text:style-name="Text_20_body">Voici comment on accède aux valeurs d'un hash. C'est pareil que pour un tableau :</text:p>
      <text:p text:style-name="Preformatted_20_Text"><text:span text:style-name="Source_20_Text"><text:span text:style-name="T1">animaux = {</text:span></text:span></text:p>
      <text:p text:style-name="Preformatted_20_Text"><text:span text:style-name="Source_20_Text"><text:span text:style-name="T1"><text:s text:c="2"/>"Felix" =&gt; "chat",</text:span></text:span></text:p>
      <text:p text:style-name="Preformatted_20_Text"><text:span text:style-name="Source_20_Text"><text:span text:style-name="T1"><text:s text:c="2"/>"Pluto" =&gt; "chien",</text:span></text:span></text:p>
      <text:p text:style-name="Preformatted_20_Text"><text:span text:style-name="Source_20_Text"><text:span text:style-name="T1"><text:s text:c="2"/>"Nemo" =&gt; "poisson"</text:span></text:span></text:p>
      <text:p text:style-name="Preformatted_20_Text"><text:span text:style-name="Source_20_Text"><text:span text:style-name="T1">}</text:span></text:span></text:p>
      <text:p text:style-name="P20"/>
      <text:p text:style-name="Preformatted_20_Text"><text:span text:style-name="Source_20_Text"><text:span text:style-name="T1">puts animaux["Felix"]</text:span></text:span></text:p>
      <text:p text:style-name="P10"><text:span text:style-name="Source_20_Text"><text:span text:style-name="T1"># va afficher "chat"</text:span></text:span></text:p>
      <text:list xml:id="list5319044086820755959" text:style-name="L1">
        <text:list-item>
          <text:p text:style-name="P25">Dans l'exemple ci dessus, on crée un hash appelé <text:span text:style-name="Source_20_Text">animaux</text:span>. </text:p>
        </text:list-item>
        <text:list-item>
          <text:p text:style-name="P24">Puis nous affichons <text:span text:style-name="Source_20_Text">chat</text:span> en utilisant la clé <text:span text:style-name="Source_20_Text">Felix</text:span> sur le hash <text:span text:style-name="Source_20_Text">animaux</text:span>. </text:p>
        </text:list-item>
      </text:list>
      <text:p text:style-name="P19">animaux = Hash.new</text:p>
      <text:p text:style-name="P19">animaux ["Bobine"]= "chat"</text:p>
      <text:p text:style-name="P19">animaux = {</text:p>
      <text:p text:style-name="P19"><text:s text:c="4"/>"bobine" =&gt; "chat"</text:p>
      <text:p text:style-name="P19">}</text:p>
      <text:p text:style-name="P19">puts animaux["bobine"]</text:p>
      <text:p text:style-name="Text_20_body"/>
      <text:p text:style-name="P5">(Re)Introduction à l'itération</text:p>
      <text:p text:style-name="Text_20_body">Rappelez-vous des <text:a xlink:type="simple" xlink:href="http://www.codecademy.com/courses/ruby-beginner-en-XYcN1" text:style-name="Internet_20_link" text:visited-style-name="Visited_20_Internet_20_Link">boucles et des itérateurs</text:a>. Vous pouvez utiliser plein de méthodes différentes pour parcourir vos variables dans un programme. Lorsque l'on parcourt un tableau ou un hash, on dit que l'on <text:span text:style-name="Strong_20_Emphasis">itère</text:span> dessus.</text:p>
      <text:p text:style-name="Text_20_body">Nous allons utiliser l'itérateur <text:span text:style-name="Source_20_Text">.each</text:span> pour itérer sur des tableaux et des hashes dans cette section. Regardez le code dans l'éditeur pour voir comment ça fonctionne.</text:p>
      <text:p text:style-name="P16">potes = ["Milhouse", "Ralph", "Nelson", "Otto"]</text:p>
      <text:p text:style-name="P16"/>
      <text:p text:style-name="P16">famille = { "Homer" =&gt; "Papa",</text:p>
      <text:p text:style-name="P16"><text:s text:c="2"/>"Marge" =&gt; "Maman",</text:p>
      <text:p text:style-name="P16"><text:s text:c="2"/>"Lisa" =&gt; "soeur",</text:p>
      <text:p text:style-name="P16"><text:s text:c="2"/>"Maggie" =&gt; "soeur",</text:p>
      <text:p text:style-name="P16"><text:s text:c="2"/>"Abe" =&gt; "Papi",</text:p>
      <text:p text:style-name="P16"><text:s text:c="2"/>"Petit Papa Noel" =&gt; "Chien"</text:p>
      <text:p text:style-name="P16">}</text:p>
      <text:p text:style-name="P16"><text:soft-page-break/></text:p>
      <text:p text:style-name="P16">potes.each { |x| puts "#{x}" }</text:p>
      <text:p text:style-name="P15"><text:span text:style-name="T1">famille.each { |x, y| puts "#{x}: #{y}</text:spa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1:49:39.714792495</meta:creation-date>
    <dc:date>2016-10-03T11:38:24.745697833</dc:date>
    <meta:editing-duration>P1DT2H17M3S</meta:editing-duration>
    <meta:editing-cycles>5</meta:editing-cycles>
    <meta:generator>LibreOffice/5.1.4.2$Linux_X86_64 LibreOffice_project/10m0$Build-2</meta:generator>
    <meta:document-statistic meta:table-count="0" meta:image-count="0" meta:object-count="0" meta:page-count="9" meta:paragraph-count="193" meta:word-count="2096" meta:character-count="11835" meta:non-whitespace-character-count="9816"/>
  </office:meta>
</office:document-meta>
</file>